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2d7" officeooo:paragraph-rsid="000522d7"/>
    </style:style>
    <style:style style:name="P2" style:family="paragraph" style:parent-style-name="Standard" style:list-style-name="L1">
      <style:text-properties officeooo:rsid="0010d640" officeooo:paragraph-rsid="0010d640"/>
    </style:style>
    <style:style style:name="P3" style:family="paragraph" style:parent-style-name="Standard" style:list-style-name="L1">
      <style:text-properties officeooo:rsid="0012912a" officeooo:paragraph-rsid="0012912a"/>
    </style:style>
    <style:style style:name="P4" style:family="paragraph" style:parent-style-name="Text_20_body" style:list-style-name="L1">
      <style:text-properties officeooo:rsid="000522d7" officeooo:paragraph-rsid="000522d7"/>
    </style:style>
    <style:style style:name="P5" style:family="paragraph" style:parent-style-name="Text_20_body" style:list-style-name="L1">
      <style:text-properties officeooo:rsid="0010d640" officeooo:paragraph-rsid="0010d640"/>
    </style:style>
    <style:style style:name="P6" style:family="paragraph" style:parent-style-name="Text_20_body" style:list-style-name="L1">
      <style:text-properties officeooo:rsid="0012912a" officeooo:paragraph-rsid="0012912a"/>
    </style:style>
    <style:style style:name="T1" style:family="text">
      <style:text-properties officeooo:rsid="000e1b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-2 – Week <text:span text:style-name="T1">4 Homework</text:span></text:p>
      <text:list xml:id="list2875608729791807976" text:style-name="L1">
        <text:list-item>
          <text:p text:style-name="P4">A Unix-style file system read does not specify which offset in the file to start reading from. This is because this file system uses: (1 point)</text:p>
          <text:list>
            <text:list-item>
              <text:p text:style-name="P2">1)</text:p>
            </text:list-item>
          </text:list>
        </text:list-item>
        <text:list-item>
          <text:p text:style-name="P5">A distributed file system does not typically use read-write pointers. The reasons for this DO NOT include: (1 point)</text:p>
          <text:list>
            <text:list-item>
              <text:p text:style-name="P2">4)</text:p>
            </text:list-item>
          </text:list>
        </text:list-item>
        <text:list-item>
          <text:p text:style-name="P5">Which of the following is FALSE about the NFS file system? (1 point)</text:p>
          <text:list>
            <text:list-item>
              <text:p text:style-name="P3">1)</text:p>
            </text:list-item>
          </text:list>
        </text:list-item>
        <text:list-item>
          <text:p text:style-name="P6">Which of the following is FALSE about AFS? (1 point)</text:p>
          <text:list>
            <text:list-item>
              <text:p text:style-name="P3">4)</text:p>
            </text:list-item>
          </text:list>
        </text:list-item>
        <text:list-item>
          <text:p text:style-name="P6">In distributed shared memory, false sharing refers to: (1 point)</text:p>
          <text:list>
            <text:list-item>
              <text:p text:style-name="P3">1) or 3)</text:p>
            </text:list-item>
          </text:list>
        </text:list-item>
        <text:list-item>
          <text:p text:style-name="P6">Which of the following activities consumes most energy at a sensor mote? (1 point)</text:p>
          <text:list>
            <text:list-item>
              <text:p text:style-name="P3">3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5:09.500397318</meta:creation-date>
    <dc:date>2018-09-16T09:23:25.093075045</dc:date>
    <meta:editing-duration>PT2M5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16" meta:character-count="589" meta:non-whitespace-character-count="497"/>
  </office:meta>
</office:document-meta>
</file>